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ros-planning/navigation2/blob/main/doc/requirements/requirements.m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8:31:51.549925155</meta:creation-date>
    <dc:date>2023-11-02T18:32:05.53268295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86" meta:non-whitespace-character-count="86"/>
    <meta:generator>LibreOffice/7.3.7.2$Linux_X86_64 LibreOffice_project/30$Build-2</meta:generator>
  </office:meta>
</office:document-meta>
</file>